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7" style:family="paragraph" style:parent-style-name="Footnote">
      <style:text-properties officeooo:paragraph-rsid="0fda15e0"/>
    </style:style>
    <style:style style:name="P88" style:family="paragraph" style:parent-style-name="Standard">
      <style:text-properties officeooo:paragraph-rsid="0fe106d1"/>
    </style:style>
    <style:style style:name="P89" style:family="paragraph" style:parent-style-name="Footnote">
      <style:text-properties officeooo:paragraph-rsid="1020b286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103898ae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officeooo:rsid="047da547"/>
    </style:style>
    <style:style style:name="T25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style:font-size-asian="12pt" style:font-size-complex="12pt"/>
    </style:style>
    <style:style style:name="T287" style:family="text">
      <style:text-properties style:use-window-font-color="true" loext:opacity="0%" style:font-name="Liberation Sans" officeooo:rsid="0efd8e5c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officeooo:rsid="04473353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officeooo:rsid="0aace3cd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officeooo:rsid="0f0ca65a"/>
    </style:style>
    <style:style style:name="T318" style:family="text">
      <style:text-properties officeooo:rsid="0f8f58bd"/>
    </style:style>
    <style:style style:name="T319" style:family="text">
      <style:text-properties officeooo:rsid="0f95a7a0"/>
    </style:style>
    <style:style style:name="T320" style:family="text">
      <style:text-properties style:text-underline-style="none"/>
    </style:style>
    <style:style style:name="T321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1"><text:span text:style-name="Strong_20_Emphasis"><text:span text:style-name="T191">C</text:span></text:span><text:span text:style-name="Strong_20_Emphasis"><text:span text:style-name="T190">hecklist voor </text:span></text:span><text:span text:style-name="Strong_20_Emphasis"><text:span text:style-name="T192">de installatie</text:span></text:span><text:span text:style-name="Strong_20_Emphasis"><text:span text:style-name="T190"> van </text:span>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Strong_20_Emphasis"><text:span text:style-name="T197"><text:user-field-get text:name="Version">24.04</text:user-field-get></text:span></text:span><text:span text:style-name="Strong_20_Emphasis"><text:span text:style-name="T194"><text:note text:id="ftn1" text:note-class="footnote"><text:note-citation>1</text:note-citation><text:note-body><text:p text:style-name="P90"><text:span text:style-name="T303">D</text:span><text:span text:style-name="T294">eze </text:span><text:span text:style-name="Strong_20_Emphasis"><text:span text:style-name="T305"><text:user-field-get text:name="Distro">Ubuntu</text:user-field-get></text:span></text:span><text:span text:style-name="T296"><text:s/></text:span><text:span text:style-name="T306"><text:user-field-get text:name="Version">24.04</text:user-field-get></text:span><text:span text:style-name="T306"><text:s/></text:span><text:span text:style-name="Strong_20_Emphasis"><text:span text:style-name="T307"><text:user-field-get text:name="Edition">Desktop</text:user-field-get></text:span></text:span><text:span text:style-name="T294"><text:s/>(codenaam </text:span><text:span text:style-name="T302">noble</text:span><text:span text:style-name="T294">) van april</text:span><text:span text:style-name="T297"> </text:span><text:span text:style-name="Strong_20_Emphasis"><text:span text:style-name="T308"><text:user-field-get text:name="Releaseyear">2024</text:user-field-get></text:span></text:span><text:span text:style-name="T298"><text:s/></text:span><text:span text:style-name="T303">is een zogenaamde </text:span><text:span text:style-name="T294">LTS-</text:span><text:span text:style-name="T303">versie</text:span><text:span text:style-name="T294"> </text:span><text:span text:style-name="T303">(</text:span><text:span text:style-name="T294">staat voor Long-Term Support, </text:span><text:span text:style-name="T295">langetermijnondersteuning</text:span><text:span text:style-name="T303">)</text:span><text:span text:style-name="T295"> </text:span><text:span text:style-name="T304">en</text:span><text:span text:style-name="T298"> </text:span><text:span text:style-name="T294">wordt gedurende 5 jaar ondersteund tot april 202</text:span><text:span text:style-name="T302">9</text:span><text:span text:style-name="T294">, en met een </text:span><text:span text:style-name="T301">gratis persoonlijk </text:span><text:span text:style-name="T294">Ubuntu </text:span><text:span text:style-name="T299">P</text:span><text:span text:style-name="T294">ro-abonnement gedurende 1</text:span><text:span text:style-name="T300">0</text:span><text:span text:style-name="T294"> jaar tot april 203</text:span><text:span text:style-name="T302">4</text:span><text:span text:style-name="T294">.</text:span></text:p></text:note-body></text:note></text:span></text:span><text:span text:style-name="Strong_20_Emphasis"><text:span text:style-name="T195"><text:s/></text:span></text:span><text:span text:style-name="Strong_20_Emphasis"><text:span text:style-name="T196"><text:user-field-get text:name="Edition">Desktop</text:user-field-get></text:span></text:span><text:span text:style-name="Strong_20_Emphasis"><text:span text:style-name="T19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7">ONDERSTREEPTE</text:span></text:span><text:span text:style-name="T1"> </text:span><text:span text:style-name="T16">woorden</text:span><text:span text:style-name="T15"> het</text:span><text:span text:style-name="Strong_20_Emphasis"><text:span text:style-name="T237"> </text:span></text:span><text:span text:style-name="Strong_20_Emphasis"><text:span text:style-name="T238">tekstvak</text:span></text:span><text:span text:style-name="T16"> </text:span><text:span text:style-name="T19">in,</text:span><text:span text:style-name="T16"> </text:span><text:span text:style-name="T253">zie </text:span><text:span text:style-name="T287">[</text:span><text:span text:style-name="T253">toelichting</text:span><text:span text:style-name="T287">]</text:span><text:span text:style-name="T16">:</text:span></text:p>
      <text:p text:style-name="P2"><text:span text:style-name="Definition"><text:span text:style-name="T23">GEBRUIKER</text:span></text:span><text:span text:style-name="T261"><text:tab/><text:tab/></text:span><text:span text:style-name="T286"> <text:tab/><text:tab/></text:span><text:span text:style-name="T262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, bijv. </text:span><text:span text:style-name="T257">J</text:span><text:span text:style-name="T284">a</text:span><text:span text:style-name="T257">n </text:span><text:span text:style-name="T284">Jansen</text:span><text:span text:style-name="T285">]</text:span></text:p>
      <text:p text:style-name="P88"><text:span text:style-name="Definition"><text:span text:style-name="T255">g</text:span></text:span><text:span text:style-name="Definition">ebruikersnaam</text:span><text:span text:style-name="Definition"><text:span text:style-name="T320"><text:tab/></text:span></text:span><text:span text:style-name="T254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54"><text:tab/> <text:s text:c="2"/></text:span><text:span text:style-name="T7">[</text:span><text:span text:style-name="T8">K</text:span><text:span text:style-name="T6">orte naam, bijv. </text:span><text:span text:style-name="T201">j</text:span><text:span text:style-name="T202">a</text:span><text:span text:style-name="T201">n</text:span><text:span text:style-name="T203">]</text:span></text:p>
      <text:p text:style-name="P2"><text:span text:style-name="Definition">COMPUTERNAAM</text:span><text:span text:style-name="T265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8"><text:tab/></text:span></text:span><text:span text:style-name="T272"><text:tab/></text:span><text:span text:style-name="T286"> <text:tab/><text:tab/></text:span><text:span text:style-name="T262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 </text:span><text:span text:style-name="T260">evt. 2</text:span><text:span text:style-name="T288">e</text:span><text:span text:style-name="T258"> gebruiker</text:span><text:span text:style-name="T259">]</text:span></text:p>
      <text:p text:style-name="P88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8"><text:tab/></text:span></text:span><text:span text:style-name="T254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54"><text:tab/> <text:s text:c="2"/></text:span><text:span text:style-name="T276">[</text:span><text:span text:style-name="T277">K</text:span><text:span text:style-name="T275">orte naam</text:span><text:span text:style-name="T279"> </text:span><text:span text:style-name="T280">e</text:span><text:span text:style-name="T281">vt. 2</text:span><text:span text:style-name="T289">e</text:span><text:span text:style-name="T281"> </text:span><text:span text:style-name="T282">gebruiker</text:span><text:span text:style-name="T283">]</text:span></text:p>
      <text:p text:style-name="P1"><text:span text:style-name="T204">Vervang </text:span><text:span text:style-name="T211">de</text:span><text:span text:style-name="T204"> </text:span><text:span text:style-name="Definition"><text:span text:style-name="T24">ONDERSTREEPTE</text:span></text:span><text:span text:style-name="T204"> </text:span><text:span text:style-name="T205">woorden </text:span><text:span text:style-name="T204">in deze checklist door </text:span><text:span text:style-name="T211">d</text:span><text:span text:style-name="T212">i</text:span><text:span text:style-name="T211">e </text:span><text:span text:style-name="T210">in </text:span><text:span text:style-name="T212">het</text:span><text:span text:style-name="Strong_20_Emphasis"><text:span text:style-name="T72"> </text:span></text:span><text:span text:style-name="Strong_20_Emphasis"><text:span text:style-name="T100">tekstvak</text:span></text:span><text:span text:style-name="T204">.</text:span></text:p>
      <text:p text:style-name="P44"/>
      <text:p text:style-name="P44"/>
      <text:p text:style-name="P3"><text:span text:style-name="T216">Nog niet op Linux?</text:span><text:span text:style-name="T206"><text:tab/></text:span><text:span text:style-name="Strong_20_Emphasis"><text:span text:style-name="T103"><draw:control text:anchor-type="as-char" draw:z-index="24" draw:name="Vorm3" draw:style-name="gr1" draw:text-style-name="P98" svg:width="0.35cm" svg:height="0.35cm" draw:control="control23"/></text:span></text:span><text:span text:style-name="T213"><text:tab/></text:span><text:span text:style-name="T214">G</text:span><text:span text:style-name="T207">ebruik </text:span><text:span text:style-name="Strong_20_Emphasis"><text:span text:style-name="T217">Checklist </text:span></text:span><text:span text:style-name="Strong_20_Emphasis"><text:span text:style-name="T218">overzetten</text:span></text:span><text:span text:style-name="T20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8"> onder </text:span><text:span text:style-name="T215">Linux</text:span><text:span text:style-name="T209">.</text:span></text:p>
      <text:p text:style-name="P43"><text:span text:style-name="T180">Nieuwe installatie?</text:span><text:span text:style-name="T176"><text:tab/></text:span><text:span text:style-name="Strong_20_Emphasis"><text:span text:style-name="T102"><draw:control text:anchor-type="as-char" draw:z-index="25" draw:name="Vorm 2" draw:style-name="gr1" draw:text-style-name="P98" svg:width="0.35cm" svg:height="0.35cm" draw:control="control24"/></text:span></text:span><text:span text:style-name="T179"><text:tab/></text:span><text:span text:style-name="T178">B</text:span><text:span text:style-name="T176">egin bij hoofdstuk </text:span><text:span text:style-name="T180"><text:bookmark-ref text:reference-format="page" text:ref-name="__RefNumPara__4009_1271708128">2</text:bookmark-ref></text:span><text:span text:style-name="T176"><text:s text:c="2"/></text:span><text:span text:style-name="T181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6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15">gebruiker</text:span></text:span><text:span text:style-name="User_20_Entry"><text:span text:style-name="T147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2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80"><text:span text:style-name="T175">D</text:span>e <text:span text:style-name="T321">Super</text:span>-toets <text:span text:style-name="T228">is de Windows-toets, Command-toets </text:span><text:span text:style-name="T229">(Apple)</text:span><text:span text:style-name="T228">, of Vergrootglas-toets </text:span><text:span text:style-name="T229">(Chromebook)</text:span><text:span text:style-name="T22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82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3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2">Super</text:span></text:span><text:span text:style-name="Strong_20_Emphasis"><text:span text:style-name="T69">-toets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1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3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22">Start de computer op vanaf</text:span><text:span text:style-name="T222"><text:note text:id="ftn5" text:note-class="footnote"><text:note-citation>1</text:note-citation><text:note-body><text:p text:style-name="P87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164"><text:s/></text:span></text:span><text:span text:style-name="User_20_Entry"><text:span text:style-name="T174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74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74">F12</text:span></text:span><text:span text:style-name="User_20_Entry"><text:span text:style-name="T168">.</text:span></text:span></text:p></text:note-body></text:note></text:span><text:span text:style-name="T222"> </text:span><text:span text:style-name="T226">een </text:span><text:span text:style-name="Strong_20_Emphasis"><text:span text:style-name="T199"><text:user-field-get text:name="Distro">Ubuntu</text:user-field-get></text:span></text:span><text:span text:style-name="T221"><text:s/></text:span><text:span text:style-name="T200"><text:user-field-get text:name="Version">24.04</text:user-field-get></text:span><text:span text:style-name="T200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5"><text:span text:style-name="T290">Vanaf ee</text:span>n <text:span text:style-name="T319">L</text:span>ive <text:span text:style-name="T318">USB</text:span><text:span text:style-name="T293">-stick</text:span><text:span text:style-name="T21"> </text:span>kunt <text:span text:style-name="T290">u opstarten en</text:span> <text:span text:style-name="T17">met </text:span>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werken zonder enige bestanden op de harde schijf te wijzigen en maakt ook installatie van 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89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48"><text:user-field-get text:name="Edition">Desktop</text:user-field-get></text:span></text:span><text:span text:style-name="Strong_20_Emphasis"><text:span text:style-name="T148"><text:s/></text:span></text:span><text:span text:style-name="Strong_20_Emphasis"><text:span text:style-name="T148"><text:user-field-get text:name="Version">24.04</text:user-field-get></text:span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43">CD</text:span></text:span><text:span text:style-name="Strong_20_Emphasis"><text:span text:style-name="T145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download" text:style-name="Internet_20_link" text:visited-style-name="Visited_20_Internet_20_Link"><text:span text:style-name="Strong_20_Emphasis"><text:span text:style-name="T292">ubuntu.com/download</text:span></text:span></text:a><text:span text:style-name="Strong_20_Emphasis"><text:span text:style-name="T139">.</text:span></text:span><text:span text:style-name="Strong_20_Emphasis"><text:span text:style-name="T141"><text:line-break/>De </text:span></text:span><text:span text:style-name="Strong_20_Emphasis"><text:span text:style-name="T144">ver</text:span></text:span><text:span text:style-name="Strong_20_Emphasis"><text:span text:style-name="T141">volgstappen staan beschreven in </text:span></text:span><text:span text:style-name="Strong_20_Emphasis"><text:span text:style-name="T149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41">, onder </text:span></text:span><text:span text:style-name="Strong_20_Emphasis"><text:span text:style-name="T149">Linux</text:span></text:span><text:span text:style-name="Strong_20_Emphasis"><text:span text:style-name="T141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5"> </text:span></text:span><text:span text:style-name="Strong_20_Emphasis"><text:span text:style-name="T115">Try or Install Ubuntu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5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3">Kies</text:span><text:span text:style-name="T224"> </text:span><text:span text:style-name="T227">Nederlands</text:span><text:span text:style-name="T224"> en klik</text:span><text:span text:style-name="T225"> </text:span><text:span text:style-name="T224">op</text:span><text:span text:style-name="T223"> </text:span><text:span text:style-name="T220">Next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7">Bij</text:span><text:span text:style-name="T240"> </text:span><text:span text:style-name="Strong_20_Emphasis"><text:span text:style-name="T248">Create your account</text:span></text:span><text:span text:style-name="T240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46">V</text:span><text:span text:style-name="T241">ul </text:span><text:span text:style-name="T242">in </text:span><text:span text:style-name="Strong_20_Emphasis"><text:span text:style-name="T248">Your</text:span></text:span><text:span text:style-name="Strong_20_Emphasis"><text:span text:style-name="T243"> n</text:span></text:span><text:span text:style-name="Strong_20_Emphasis"><text:span text:style-name="T244">am</text:span></text:span><text:span text:style-name="Strong_20_Emphasis"><text:span text:style-name="T248">e</text:span></text:span><text:span text:style-name="Strong_20_Emphasis"><text:span text:style-name="T233"> </text:span></text:span><text:span text:style-name="Definition"><text:span text:style-name="T4">gebruiker</text:span></text:span><text:span text:style-name="Strong_20_Emphasis"><text:span text:style-name="T234">, <text:line-break/></text:span></text:span><text:span text:style-name="Strong_20_Emphasis"><text:span text:style-name="T248">You</text:span></text:span><text:span text:style-name="Strong_20_Emphasis"><text:span text:style-name="T252">r</text:span></text:span><text:span text:style-name="Strong_20_Emphasis"><text:span text:style-name="T243"> </text:span></text:span><text:span text:style-name="Strong_20_Emphasis"><text:span text:style-name="T245">computer</text:span></text:span><text:span text:style-name="Strong_20_Emphasis"><text:span text:style-name="T251">'s </text:span></text:span><text:span text:style-name="Strong_20_Emphasis"><text:span text:style-name="T250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3">,<text:line-break/></text:span></text:span><text:span text:style-name="Strong_20_Emphasis"><text:span text:style-name="T249">Your username</text:span></text:span><text:span text:style-name="Strong_20_Emphasis"><text:span text:style-name="T233"> </text:span></text:span><text:span text:style-name="Definition"><text:span text:style-name="T4">gebruikersnaam</text:span></text:span><text:span text:style-name="Strong_20_Emphasis"><text:span text:style-name="T233">, </text:span></text:span><text:span text:style-name="Strong_20_Emphasis"><text:span text:style-name="T236">en</text:span></text:span><text:span text:style-name="Strong_20_Emphasis"><text:span text:style-name="T233"><text:line-break/></text:span></text:span><text:span text:style-name="Strong_20_Emphasis"><text:span text:style-name="T235">g</text:span></text:span><text:span text:style-name="Strong_20_Emphasis"><text:span text:style-name="T232">eef tweemaal een </text:span></text:span><text:span text:style-name="Strong_20_Emphasis"><text:span text:style-name="T239">wachtwoord</text:span></text:span><text:span text:style-name="Strong_20_Emphasis"><text:span text:style-name="T232">.</text:span></text:span></text:p>
          </table:table-cell>
        </table:table-row>
      </table:table>
      <text:p text:style-name="P47"><text:span text:style-name="Strong_20_Emphasis"><text:span text:style-name="T105"/></text:span></text:p>
      <text:list text:continue-numbering="true" text:style-name="L1">
        <text:list-item>
          <text:p text:style-name="P92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8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2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2"><draw:control text:anchor-type="as-char" draw:z-index="26" draw:name="Vorm13_ 2" draw:style-name="gr1" draw:text-style-name="P9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2">Voeg eventuele extra </text:span></text:span><text:span text:style-name="Strong_20_Emphasis"><text:span text:style-name="T48">gebruiker</text:span></text:span><text:span text:style-name="Strong_20_Emphasis"><text:span text:style-name="T42">s toe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2">Druk op de</text:span></text:span><text:span text:style-name="Strong_20_Emphasis"><text:span text:style-name="T58"> </text:span></text:span><text:span text:style-name="Strong_20_Emphasis"><text:span text:style-name="T172">Super</text:span></text:span><text:span text:style-name="Strong_20_Emphasis"><text:span text:style-name="T58">-toets</text:span></text:span><text:span text:style-name="Strong_20_Emphasis"><text:span text:style-name="T59"><text:note text:id="ftn8" text:note-class="footnote"><text:note-citation>1</text:note-citation><text:note-body><text:p text:style-name="P46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42">, typ </text:span></text:span><text:span text:style-name="Strong_20_Emphasis"><text:span text:style-name="T45">gebr</text:span></text:span><text:span text:style-name="Strong_20_Emphasis"><text:span text:style-name="T42"> en klik achter </text:span></text:span><text:span text:style-name="Strong_20_Emphasis"><text:span text:style-name="T45">Instellingen</text:span></text:span><text:span text:style-name="Strong_20_Emphasis"><text:span text:style-name="T42"> op </text:span></text:span><text:span text:style-name="Strong_20_Emphasis"><text:span text:style-name="T45">Gebruikers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2"><text:span text:style-name="Strong_20_Emphasis"><text:span text:style-name="T42">Vul </text:span></text:span><text:span text:style-name="Strong_20_Emphasis"><text:span text:style-name="T43">in</text:span></text:span><text:span text:style-name="Strong_20_Emphasis"><text:span text:style-name="T42"> </text:span></text:span><text:span text:style-name="Strong_20_Emphasis"><text:span text:style-name="T47">Na</text:span></text:span><text:span text:style-name="Strong_20_Emphasis"><text:span text:style-name="T46">am</text:span></text:span><text:span text:style-name="Strong_20_Emphasis"><text:span text:style-name="T43"> </text:span></text:span><text:span text:style-name="Strong_20_Emphasis"><text:span text:style-name="T49">gebruiker</text:span></text:span><text:span text:style-name="Strong_20_Emphasis"><text:span text:style-name="T43"> en </text:span></text:span><text:span text:style-name="Strong_20_Emphasis"><text:span text:style-name="T46">Gebruikersnaam</text:span></text:span><text:span text:style-name="Strong_20_Emphasis"><text:span text:style-name="T43"> </text:span></text:span><text:span text:style-name="Strong_20_Emphasis"><text:span text:style-name="T49">gebruikersnaam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3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86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1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0"/></text:span></text:p>
          </table:table-cell>
          <table:table-cell table:style-name="_33_._5f_Installatie_5f_afronden.C11" office:value-type="string">
            <text:p text:style-name="P84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2" office:value-type="string">
            <text:p text:style-name="P74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3" office:value-type="string">
            <text:p text:style-name="P74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4" office:value-type="string">
            <text:p text:style-name="P57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5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73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7" office:value-type="string">
            <text:p text:style-name="P85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2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/></text:span></text:p>
          </table:table-cell>
          <table:table-cell table:style-name="_33_._5f_Installatie_5f_afronden.C18" office:value-type="string">
            <text:p text:style-name="P77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9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8"><text:span text:style-name="Strong_20_Emphasis"><text:span text:style-name="T54"><text:tab/></text:span></text:span></text:p>
      <text:p text:style-name="P49"><text:span text:style-name="Strong_20_Emphasis"><text:span text:style-name="T76"/></text:span></text:p>
      <text:p text:style-name="P50"><text:span text:style-name="Strong_20_Emphasis"><text:span text:style-name="T66"/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86"><text:note text:id="ftn10" text:note-class="footnote"><text:note-citation>1</text:note-citation><text:note-body><text:p text:style-name="P59"><text:span text:style-name="User_20_Entry"><text:span text:style-name="T169">E</text:span></text:span><text:span text:style-name="User_20_Entry"><text:span text:style-name="T171">ventuele extra </text:span></text:span><text:span text:style-name="Definition"><text:span text:style-name="T316">gebruiker</text:span></text:span><text:span text:style-name="User_20_Entry"><text:span text:style-name="T170">s</text:span></text:span><text:span text:style-name="User_20_Entry"><text:span text:style-name="T171"> aanmelden en dezelfde stappen uitvoeren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2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 text:id="ftn11" text:note-class="footnote"><text:note-citation>2</text:note-citation><text:note-body><text:p text:style-name="P45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39"/>
      <text:p text:style-name="P28"><text:span text:style-name="T182">E</text:span><text:span text:style-name="T183">inde c</text:span><text:span text:style-name="T184">hecklist, </text:span><text:span text:style-name="T185">d</text:span><text:span text:style-name="T184">e installatie van </text:span><text:span text:style-name="Strong_20_Emphasis"><text:span text:style-name="T198"><text:user-field-get text:name="Distro">Ubuntu</text:user-field-get></text:span></text:span><text:span text:style-name="T186"><text:s/></text:span><text:span text:style-name="T187"><text:user-field-get text:name="Version">24.04</text:user-field-get></text:span><text:span text:style-name="T187"><text:s/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4">is voltooid.</text:span></text:p>
      <text:p text:style-name="P8"/>
      <text:list text:style-name="L2">
        <text:list-header>
          <text:p text:style-name="P96"><text:span text:style-name="Emphasis"><text:span text:style-name="T31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1">Karel Zimmer</text:span></text:span></text:a><text:span text:style-name="Emphasis"><text:span text:style-name="T312">.</text:span></text:span></text:p>
          <text:p text:style-name="P97"><text:span text:style-name="Emphasis"><text:span text:style-name="T312">C</text:span></text:span><text:span text:style-name="Emphasis"><text:span text:style-name="T313">C0</text:span></text:span><text:span text:style-name="Emphasis"><text:span text:style-name="T312"> 1.0 </text:span></text:span><text:span text:style-name="Emphasis"><text:span text:style-name="T314">Universeel</text:span></text:span><text:span text:style-name="Emphasis"><text:span text:style-name="T312"> </text:span></text:span><text:span text:style-name="Emphasis"><text:span text:style-name="T3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9"><text:s/></text:span></text:span><text:span text:style-name="Emphasis"><text:span text:style-name="T3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7T19:15:08.757610246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15:08.596991558</dc:date>
    <meta:keyword>Installatie</meta:keyword>
    <meta:keyword>Checklist</meta:keyword>
    <meta:keyword>Linux</meta:keyword>
    <meta:editing-cycles>6883</meta:editing-cycles>
    <meta:editing-duration>P12DT6H46M16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8" meta:word-count="563" meta:character-count="3995" meta:non-whitespace-character-count="3464"/>
    <meta:user-defined meta:name="Info 1"/>
    <meta:user-defined meta:name="Info 2"/>
    <meta:user-defined meta:name="Info 3"/>
    <meta:user-defined meta:name="Info 4"/>
  </office:meta>
</office:document-meta>
</file>